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Ubuntu, Helvetica, Arial, sans-serif"/>
    <style:font-face style:name="apple-system" svg:font-family="apple-system, BlinkMacSystemFont, 'Segoe UI', Roboto,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style:text-underline-style="solid" style:text-underline-width="auto" style:text-underline-color="font-color"/>
    </style:style>
    <style:style style:name="P2" style:family="paragraph" style:parent-style-name="Standard">
      <style:text-properties fo:color="#ff3333"/>
    </style:style>
    <style:style style:name="P3" style:family="paragraph" style:parent-style-name="Standard">
      <style:text-properties fo:color="#ff3333" style:text-underline-style="solid" style:text-underline-width="auto" style:text-underline-color="font-color"/>
    </style:style>
    <style:style style:name="P4" style:family="paragraph" style:parent-style-name="Standard">
      <style:text-properties fo:color="#000000"/>
    </style:style>
    <style:style style:name="P5" style:family="paragraph" style:parent-style-name="Standard">
      <style:text-properties fo:color="#000000" style:text-underline-style="none"/>
    </style:style>
    <style:style style:name="T1" style:family="text">
      <style:text-properties fo:font-variant="normal" fo:text-transform="none" fo:color="#454545" style:font-name="apple-system" fo:font-size="12pt" fo:letter-spacing="normal" fo:font-style="normal"/>
    </style:style>
    <style:style style:name="T2" style:family="text">
      <style:text-properties fo:font-variant="normal" fo:text-transform="none" fo:color="#454545" style:font-name="apple-system" fo:font-size="12pt" fo:letter-spacing="normal" fo:font-style="normal" fo:font-weight="normal"/>
    </style:style>
    <style:style style:name="T3" style:family="text">
      <style:text-properties fo:font-variant="normal" fo:text-transform="none" fo:color="#993366" style:font-name="apple-system" fo:font-size="12pt" fo:letter-spacing="normal" fo:font-style="normal" fo:font-weight="normal"/>
    </style:style>
    <style:style style:name="T4" style:family="text">
      <style:text-properties fo:font-variant="normal" fo:text-transform="none" fo:color="#000000" style:font-name="apple-system" fo:font-size="12pt" fo:letter-spacing="normal" fo:font-style="normal" fo:font-weight="normal"/>
    </style:style>
    <style:style style:name="T5" style:family="text">
      <style:text-properties fo:font-variant="normal" fo:text-transform="none" fo:color="#000000" style:font-name="Inter" fo:font-size="15pt" fo:letter-spacing="normal" fo:font-style="normal" fo:font-weight="normal"/>
    </style:style>
    <style:style style:name="T6" style:family="text">
      <style:text-properties fo:font-variant="normal" fo:text-transform="none" fo:color="#9933ff" style:font-name="apple-system" fo:font-size="12pt" fo:letter-spacing="normal" fo:font-style="normal" fo:font-weight="normal"/>
    </style:style>
    <style:style style:name="T7" style:family="text">
      <style:text-properties fo:font-variant="normal" fo:text-transform="none" style:font-name="apple-system" fo:font-size="12pt" fo:letter-spacing="normal" fo:font-style="normal" fo:font-weight="normal"/>
    </style:style>
    <style:style style:name="T8" style:family="text">
      <style:text-properties fo:font-variant="normal" fo:text-transform="none" fo:color="#cc66ff" style:font-name="apple-system" fo:font-size="12pt" fo:letter-spacing="normal" fo:font-style="normal" fo:font-weight="normal"/>
    </style:style>
    <style:style style:name="T9" style:family="text">
      <style:text-properties fo:color="#000000"/>
    </style:style>
    <style:style style:name="T10" style:family="text">
      <style:text-properties fo:color="#000000" style:text-underline-style="none"/>
    </style:style>
    <style:style style:name="T11" style:family="text">
      <style:text-properties fo:color="#ff9900"/>
    </style:style>
    <style:style style:name="T12" style:family="text">
      <style:text-properties fo:color="#ffcc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4 soutenance</text:p>
      <text:p text:style-name="Standard"/>
      <text:p text:style-name="Standard">bonjour </text:p>
      <text:p text:style-name="Standard">tout dabord je vous presente le site apres modification beaucoup de modification qui ont ete apporter concerne le code et ne seront pas forcement visible sur la pages, et je vous explique en detail ce que j'ai changer en suivant,</text:p>
      <text:p text:style-name="Standard">index vous pourrez certainement voir dors est deja des modification</text:p>
      <text:p text:style-name="Standard">pages 2</text:p>
      <text:p text:style-name="Standard">pour les changement effectuer je vous presente la liste des modification que jai apporter ,</text:p>
      <text:p text:style-name="Standard">je vous en est fournis 15 je vais vous en presenter 10 puisque cest le nombre que vous m'aviez demander ,</text:p>
      <text:p text:style-name="Standard">si vou souhaitez suivre avec moi je vous presente les point en rose, en commencant par les point SEO et en suite les points ACCESIBILITER</text:p>
      <text:p text:style-name="Standard"/>
      <text:p text:style-name="Standard"/>
      <text:p text:style-name="P1">penser a en lire que 10( fond rose)</text:p>
      <text:p text:style-name="P1">en lisant les seo puis les accesibilité,</text:p>
      <text:p text:style-name="P5"/>
      <text:p text:style-name="Standard"><text:span text:style-name="T10">1: pas de langage dans le code html , </text:span><text:span text:style-name="Strong_20_Emphasis"><text:span text:style-name="T1">Il est important sur une page web d’indiquer clairement la langue du contenu</text:span></text:span><text:span text:style-name="T2">. definir la langues du contenu seras utiles pour les outils d’indexation , les outils de traduction automatique ou encore ceux de synthèse vocale. </text:span></text:p>
      <text:p text:style-name="Standard"><text:span text:style-name="T3">BP :</text:span><text:span text:style-name="T2">definir la langue a l'ecriture du code,</text:span></text:p>
      <text:p text:style-name="Standard"><text:span text:style-name="T6">AR</text:span><text:span text:style-name="T2"> :mettre une langue </text:span></text:p>
      <text:p text:style-name="Standard"><text:span text:style-name="T8">Ref :</text:span><text:span text:style-name="T4"> w3c</text:span></text:p>
      <text:p text:style-name="Standard"><text:span text:style-name="T4"/></text:p>
      <text:p text:style-name="Standard"><text:span text:style-name="T2">2: Balise meta description pas remplie , <text:s/>elle fournis des meta donné au navigateur cad des info au sujet de la pages,,</text:span></text:p>
      <text:p text:style-name="Standard"><text:span text:style-name="T3">BP : </text:span><text:span text:style-name="T4">la remplir avec une desciption du contenue,</text:span></text:p>
      <text:p text:style-name="Standard"><text:span text:style-name="T6">AR :</text:span><text:span text:style-name="T4">remplir la balise</text:span></text:p>
      <text:p text:style-name="Standard"><text:span text:style-name="T8">Ref :</text:span><text:span text:style-name="T4">openclassroom</text:span></text:p>
      <text:p text:style-name="Standard"><text:span text:style-name="T4"/></text:p>
      <text:p text:style-name="Standard"><text:span text:style-name="T4">3: Balise meta robots n'existe pas , Permet l'indexation des pages</text:span></text:p>
      <text:p text:style-name="Standard"><text:span text:style-name="T6">BP :</text:span><text:span text:style-name="T4"> la mettre a lecriture du code </text:span></text:p>
      <text:p text:style-name="Standard"><text:span text:style-name="T6">AR </text:span><text:span text:style-name="T4">:la rajouter</text:span></text:p>
      <text:p text:style-name="Standard"><text:span text:style-name="T8">Ref :</text:span><text:span text:style-name="T4">openclassroom</text:span></text:p>
      <text:p text:style-name="Standard"><text:span text:style-name="T8"/></text:p>
      <text:p text:style-name="Standard"><text:span text:style-name="T4">4: Pas de semanthique , la semantique son divers</text:span><text:span text:style-name="T5"> balises indiquent au navigateur comment afficher le contenu de la page</text:span><text:span text:style-name="T4"> <text:s/></text:span></text:p>
      <text:p text:style-name="Standard"><text:span text:style-name="T6">BP :</text:span><text:span text:style-name="T4"> Definir en amont une semantique et lecrire dans le code </text:span></text:p>
      <text:p text:style-name="Standard"><text:span text:style-name="T6">AR :</text:span><text:span text:style-name="T4">re structuré le code,</text:span></text:p>
      <text:p text:style-name="Standard"><text:span text:style-name="T8">Ref :</text:span><text:span text:style-name="T4">semrush</text:span></text:p>
      <text:p text:style-name="Standard"><text:span text:style-name="T8"/></text:p>
      <text:p text:style-name="Standard"><text:span text:style-name="T4">5:mauvais namming dimage : le nom des alt d'image ne decrit pas correctement le contenue de celle si ce qui ne conviens pas pour les aveugle ou mal voyant,</text:span></text:p>
      <text:p text:style-name="Standard"><text:span text:style-name="T6">BP : </text:span><text:span text:style-name="T4">ecrire un alt qui fait une bonne description de limage,</text:span></text:p>
      <text:p text:style-name="Standard"><text:span text:style-name="T6">AR :</text:span><text:span text:style-name="T4">les modifier,</text:span></text:p>
      <text:p text:style-name="Standard"><text:span text:style-name="T8">Ref :</text:span><text:span text:style-name="T4">semji</text:span></text:p>
      <text:p text:style-name="Standard"><text:soft-page-break/><text:span text:style-name="T4">6:Mot clé, mauvaise recherche des mots clé et en trop grande quantiter , </text:span></text:p>
      <text:p text:style-name="Standard"><text:span text:style-name="T6">BP : </text:span><text:span text:style-name="T4">faire une recherche de quelque mots clé (3-4 max) et les implanter au bon endrois </text:span></text:p>
      <text:p text:style-name="Standard"><text:span text:style-name="T6">AR :</text:span><text:span text:style-name="T4">le faire </text:span></text:p>
      <text:p text:style-name="Standard"><text:span text:style-name="T8">Ref :</text:span><text:span text:style-name="T4">seo quantum</text:span></text:p>
      <text:p text:style-name="Standard"><text:span text:style-name="T8"/></text:p>
      <text:p text:style-name="Standard"><text:span text:style-name="T4">7: keyword : trop de keyword mal placer peut etre conciderer comme du black hat par google</text:span></text:p>
      <text:p text:style-name="Standard"><text:span text:style-name="T4"><text:s/></text:span><text:span text:style-name="T6">BP :</text:span><text:span text:style-name="T4"> mettre une seule balise keyword au bon endrois </text:span></text:p>
      <text:p text:style-name="Standard"><text:span text:style-name="T6">AR :</text:span><text:span text:style-name="T4">supprimer le surplus </text:span></text:p>
      <text:p text:style-name="Standard"><text:span text:style-name="T8">Ref :</text:span><text:span text:style-name="T4">just search</text:span></text:p>
      <text:p text:style-name="Standard"><text:span text:style-name="T4"/></text:p>
      <text:p text:style-name="P2"><text:span text:style-name="T7">Les accesibilité</text:span></text:p>
      <text:p text:style-name="Standard"><text:span text:style-name="T4">8: Pas de titre de page , balise titre vide , aide google a definir le contenue de la page </text:span></text:p>
      <text:p text:style-name="Standard"><text:span text:style-name="T6">BP : </text:span><text:span text:style-name="T4">mettre un titre lors de l'ecriture du code </text:span></text:p>
      <text:p text:style-name="Standard"><text:span text:style-name="T6">AR :</text:span><text:span text:style-name="T4">le rajouter </text:span></text:p>
      <text:p text:style-name="Standard"><text:span text:style-name="T8">Ref :</text:span><text:span text:style-name="T4">semji</text:span></text:p>
      <text:p text:style-name="Standard"><text:span text:style-name="T4"/></text:p>
      <text:p text:style-name="Standard"><text:span text:style-name="T4"/></text:p>
      <text:p text:style-name="Standard"><text:span text:style-name="T4">9: couleur et taille de texte , mauvais contraste entre la couleur du texte et du backgroundpeut rendre difficile la lecture pour bcp de personne </text:span></text:p>
      <text:p text:style-name="Standard"><text:span text:style-name="T8">BP :</text:span><text:span text:style-name="T4">choisire un bon contraste et une taille de texte pour eviter un ton sur ton et un ecriture trop petite </text:span></text:p>
      <text:p text:style-name="Standard"><text:span text:style-name="T8">AR :</text:span><text:span text:style-name="T4">faire la modification </text:span></text:p>
      <text:p text:style-name="Standard"><text:span text:style-name="T8">Ref :</text:span><text:span text:style-name="T4">Web dev </text:span></text:p>
      <text:p text:style-name="Standard"><text:span text:style-name="T4"/></text:p>
      <text:p text:style-name="Standard"><text:span text:style-name="T4">10 : formulaire pages 2 les ellements du formulaire n'ont pas d'etiquette associer</text:span></text:p>
      <text:p text:style-name="Standard"><text:span text:style-name="T8"><text:s/>BP :</text:span><text:span text:style-name="T4"> bien les positionner a l'ecriture du code dans la balise label</text:span></text:p>
      <text:p text:style-name="Standard"><text:span text:style-name="T8">AR : </text:span><text:span text:style-name="T4">deplacer la balise &lt;label&gt; </text:span></text:p>
      <text:p text:style-name="Standard"><text:span text:style-name="T8">Ref :</text:span><text:span text:style-name="T4"> webdev</text:span></text:p>
      <text:p text:style-name="Standard"><text:span text:style-name="T4"/></text:p>
      <text:p text:style-name="Standard"><text:span text:style-name="T9">Rapport d'optimisation </text:span></text:p>
      <text:p text:style-name="Standard"><text:span text:style-name="T11">INDEX:</text:span></text:p>
      <text:p text:style-name="Standard"><text:span text:style-name="T9">La performance</text:span><text:span text:style-name="T11"> </text:span>passe de 74% a 94% </text:p>
      <text:p text:style-name="Standard">L'accesibilité passe de 81% a 86%</text:p>
      <text:p text:style-name="Standard">bonne pratique ne change pas </text:p>
      <text:p text:style-name="Standard">le SEO lui passe de 90% a 100%</text:p>
      <text:p text:style-name="Standard"><text:s/>avec un temps de charge en moyenne de 0,9seconde a 0,4seconde</text:p>
      <text:p text:style-name="Standard"><text:span text:style-name="T12">Pour la page 2 :</text:span></text:p>
      <text:p text:style-name="P4">Nous avions une performance a 100%</text:p>
      <text:p text:style-name="P4">une accesibilité a76% elle passe a 100%</text:p>
      <text:p text:style-name="P4">une bonne pratique a 93% passe a 100%</text:p>
      <text:p text:style-name="P4">un SEO de 90% qui passe a 100%</text:p>
      <text:p text:style-name="Standard">avec un temps de charge a 0,5 seconde nous passon a 0,2 seconde en moye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Ubuntu, Helvetica, Arial, sans-serif"/>
    <style:font-face style:name="apple-system" svg:font-family="apple-system, BlinkMacSystemFont, 'Segoe UI', Roboto,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5T13:33:13.04</meta:creation-date>
    <dc:date>2021-10-27T14:21:20.95</dc:date>
    <meta:editing-duration>PT5H20M10S</meta:editing-duration>
    <meta:editing-cycles>4</meta:editing-cycles>
    <meta:generator>OpenOffice/4.1.9$Win32 OpenOffice.org_project/419m1$Build-9805</meta:generator>
    <meta:document-statistic meta:table-count="0" meta:image-count="0" meta:object-count="0" meta:page-count="2" meta:paragraph-count="64" meta:word-count="621" meta:character-count="3357"/>
  </office:meta>
</office:document-meta>
</file>